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1.499cm"/>
    </style:style>
    <style:style style:name="co33" style:family="table-column">
      <style:table-column-properties fo:break-before="auto" style:column-width="1.475cm"/>
    </style:style>
    <style:style style:name="co34" style:family="table-column">
      <style:table-column-properties fo:break-before="auto" style:column-width="0.937cm"/>
    </style:style>
    <style:style style:name="co35" style:family="table-column">
      <style:table-column-properties fo:break-before="auto" style:column-width="6.05cm"/>
    </style:style>
    <style:style style:name="co36" style:family="table-column">
      <style:table-column-properties fo:break-before="auto" style:column-width="2.829cm"/>
    </style:style>
    <style:style style:name="co37" style:family="table-column">
      <style:table-column-properties fo:break-before="auto" style:column-width="0.445cm"/>
    </style:style>
    <style:style style:name="co38" style:family="table-column">
      <style:table-column-properties fo:break-before="auto" style:column-width="10.795cm"/>
    </style:style>
    <style:style style:name="co39" style:family="table-column">
      <style:table-column-properties fo:break-before="auto" style:column-width="19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6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0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4" style:family="table-cell" style:parent-style-name="Default">
      <style:table-cell-properties fo:background-color="#ffa6a6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6" style:family="table-cell" style:parent-style-name="Default">
      <style:table-cell-properties fo:background-color="#ffffd7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6" style:family="table-cell" style:parent-style-name="Default">
      <style:table-cell-properties fo:background-color="#000000" style:vertical-align="middle"/>
      <style:text-properties style:font-name="돋움" fo:font-size="9pt" style:font-name-asian="돋움" style:font-size-asian="9pt" style:font-size-complex="9pt"/>
    </style:style>
    <style:style style:name="ce177" style:family="table-cell" style:parent-style-name="Default">
      <style:table-cell-properties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54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54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75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미네나이트</text:p>
          </table:table-cell>
          <table:table-cell table:style-name="ce25" office:value-type="string" calcext:value-type="string">
            <text:p>LumineNight</text:p>
          </table:table-cell>
          <table:table-cell table:style-name="ce38" office:value-type="string" calcext:value-type="string">
            <text:p><text:a xlink:href="https://store.steampowered.com/app/2544570/LumineNight/" xlink:type="simple">https://store.steampowered.com/app/2544570/LumineNigh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처</text:p>
          </table:table-cell>
          <table:table-cell table:style-name="ce74" table:content-validation-name="val2" office:value-type="string" calcext:value-type="string">
            <text:p>Spicka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icka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어비스 스쿨</text:p>
          </table:table-cell>
          <table:table-cell table:style-name="ce25" office:value-type="string" calcext:value-type="string">
            <text:p>Abyss School</text:p>
          </table:table-cell>
          <table:table-cell table:style-name="ce38" office:value-type="string" calcext:value-type="string">
            <text:p><text:a xlink:href="https://store.steampowered.com/app/2473710/Abyss_School/" xlink:type="simple">https://store.steampowered.com/app/2473710/Abyss_Schoo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퍼즐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크롤링 랩</text:p>
          </table:table-cell>
          <table:table-cell table:style-name="ce25" office:value-type="string" calcext:value-type="string">
            <text:p>Crawling Lab</text:p>
          </table:table-cell>
          <table:table-cell table:style-name="ce38" office:value-type="string" calcext:value-type="string">
            <text:p><text:a xlink:href="https://store.steampowered.com/app/2637070/Crawling_Lab/" xlink:type="simple">https://store.steampowered.com/app/2637070/Crawling_Lab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로그라이크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ctoRaid VR</text:p>
          </table:table-cell>
          <table:table-cell table:style-name="ce38" office:value-type="string" calcext:value-type="string">
            <text:p><text:a xlink:href="https://store.steampowered.com/app/1795820/OctoRaid_VR/" xlink:type="simple">https://store.steampowered.com/app/1795820/OctoRaid_V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o</text:p>
          </table:table-cell>
          <table:table-cell table:style-name="ce72" office:value-type="string" calcext:value-type="string">
            <text:p>비대칭 PvP VR 파티 게임</text:p>
          </table:table-cell>
          <table:table-cell table:style-name="ce74" table:content-validation-name="val2" office:value-type="string" calcext:value-type="string">
            <text:p>BLEN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EN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phiria</text:p>
          </table:table-cell>
          <table:table-cell table:style-name="ce38" office:value-type="string" calcext:value-type="string">
            <text:p><text:a xlink:href="https://store.steampowered.com/app/2436940/Sephiria/" xlink:type="simple">https://store.steampowered.com/app/2436940/Sephiri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액션 로그라이트</text:p>
          </table:table-cell>
          <table:table-cell table:style-name="ce74" table:content-validation-name="val2" office:value-type="string" calcext:value-type="string">
            <text:p>TEAM HO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HORA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199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64">
            <calcext:condition calcext:apply-style-name="Error" calcext:value="duplicate" calcext:base-cell-address="list.B3"/>
          </calcext:conditional-format>
          <calcext:conditional-format calcext:target-range-address="list.C3:list.C364">
            <calcext:condition calcext:apply-style-name="Error" calcext:value="duplicate" calcext:base-cell-address="list.C3"/>
          </calcext:conditional-format>
          <calcext:conditional-format calcext:target-range-address="list.A3:list.A364">
            <calcext:condition calcext:apply-style-name="Bad" calcext:value="=&quot;x&quot;" calcext:base-cell-address="list.A3"/>
          </calcext:conditional-format>
          <calcext:conditional-format calcext:target-range-address="list.F3:list.G364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1">
          <table:table-cell table:style-name="ce108" office:value-type="string" calcext:value-type="string">
            <text:p>BLENS</text:p>
          </table:table-cell>
          <table:table-cell table:style-name="ce148" office:value-type="string" calcext:value-type="string">
            <text:p>블렌즈 (BLENS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29-63-00***</text:p>
          </table:table-cell>
          <table:table-cell table:style-name="ce150" office:value-type="string" calcext:value-type="string">
            <text:p>김석현</text:p>
          </table:table-cell>
          <table:table-cell table:style-name="ce148" office:value-type="string" calcext:value-type="string">
            <text:p><text:a xlink:href="https://teamblens-octoraid.oopy.io/" xlink:type="simple">https://teamblens-octoraid.oopy.io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">
          <table:table-cell table:style-name="ce108" office:value-type="string" calcext:value-type="string">
            <text:p>Spickasoft</text:p>
          </table:table-cell>
          <table:table-cell table:style-name="ce148" office:value-type="string" calcext:value-type="string">
            <text:p>주식회사 스피카소프트(Spicka Soft Inc.)</text:p>
          </table:table-cell>
          <table:table-cell table:style-name="ce150" office:value-type="string" calcext:value-type="string">
            <text:p>경기도 안양시 만안구 안양로</text:p>
          </table:table-cell>
          <table:table-cell table:style-name="ce152" office:value-type="string" calcext:value-type="string">
            <text:p>499-88-01***</text:p>
          </table:table-cell>
          <table:table-cell table:style-name="ce150" office:value-type="string" calcext:value-type="string">
            <text:p>이정우</text:p>
          </table:table-cell>
          <table:table-cell table:style-name="ce148" office:value-type="string" calcext:value-type="string">
            <text:p><text:a xlink:href="http://spickasoft.com/" xlink:type="simple">http://spickasoft.com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3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1 developer.D123:developer.D236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EN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icka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1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4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8" table:default-cell-style-name="ce156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6"/>
        <table:table-column table:style-name="co32" table:default-cell-style-name="ce163"/>
        <table:table-column table:style-name="co33" table:default-cell-style-name="ce163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7" table:default-cell-style-name="ce85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기타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0" office:value-type="float" office:value="2024" calcext:value-type="float">
            <text:p>2024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Jiwoo Lee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148" office:value-type="string" calcext:value-type="string">
            <text:p>개발사가 한국 개발사인지 확인이 불가능</text:p>
          </table:table-cell>
          <table:table-cell table:style-name="ce177" office:value-type="string" calcext:value-type="string">
            <text:p><text:a xlink:href="https://gall.dcinside.com/mgallery/board/view/?id=game_dev&amp;no=130967" xlink:type="simple">https://gall.dcinside.com/mgallery/board/view/?id=game_dev&amp;no=130967</text:a></text:p>
            <text:p/>
            <text:p>고딩 개발자인데 아티스트분들이 해외 성인분들이여서 루키가 아닌 일반부로 지원했는데 선정됬습니다!</text:p>
            <text:p>아직 많이 부족한 작품이지만 한번 지켜봐주시면 감사하겠습니다, 오프라인 행사 참가하기시는 분들은 꼭 와서 한번 해주세요! </text:p>
            <text:p>게임 소개영상:</text:p>
            <text:p/>
            <text:p><text:a xlink:href="https://youtube.com/v/R44eO6JdDrY" xlink:type="simple">https://youtube.com/v/R44eO6JdDrY</text:a>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0" office:value-type="float" office:value="2021" calcext:value-type="float">
            <text:p>2021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Jiwoo Lee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148" office:value-type="string" calcext:value-type="string">
            <text:p>개발사가 한국 개발사인지 확인이 불가능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0" office:value-type="float" office:value="2020" calcext:value-type="float">
            <text:p>2020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Jiwoo Lee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148" office:value-type="string" calcext:value-type="string">
            <text:p>개발사가 한국 개발사인지 확인이 불가능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0" office:value-type="float" office:value="2024" calcext:value-type="float">
            <text:p>2024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Jiwoo Lee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148" office:value-type="string" calcext:value-type="string">
            <text:p>개발사가 한국 개발사인지 확인이 불가능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1" office:value-type="string" calcext:value-type="string">
            <text:p>?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Lighters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38" office:value-type="string" calcext:value-type="string">
            <text:p>사업자 정보가 없다. ( 개발자 이서현, 정희범 )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7" office:value-type="string" calcext:value-type="string">
            <text:p>Moonbase Lambda</text:p>
          </table:table-cell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1" office:value-type="float" office:value="2024" calcext:value-type="float">
            <text:p>2024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Thunderfox Studio( 천둥여우 스튜디오 )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38" office:value-type="string" calcext:value-type="string">
            <text:p>사업자 정보가 없다. ( 개발자 권현안 )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1" office:value-type="float" office:value="2024" calcext:value-type="float">
            <text:p>2024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SADARI GAMES | 사다리게임즈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38" office:value-type="string" calcext:value-type="string">
            <text:p>사업자 정보가 없다.</text:p>
          </table:table-cell>
          <table:table-cell table:style-name="ce177"/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1" office:value-type="float" office:value="2023" calcext:value-type="float">
            <text:p>2023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RedBook | 레드북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  <table:table-cell table:style-name="ce177"/>
        </table:table-row>
        <table:table-row table:style-name="ro1" table:number-rows-repeated="104856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6" table:on-update-keep-styles="true" table:on-update-keep-size="false"/>
        <table:database-range table:name="developer_table" table:target-range-address="developer.A2:developer.I1096" table:on-update-keep-styles="true" table:on-update-keep-size="false"/>
        <table:database-range table:name="game_table" table:target-range-address="list.B343:list.C344" table:on-update-keep-styles="true" table:on-update-keep-size="false"/>
        <table:database-range table:name="publisher_name_list" table:target-range-address="publisher.A2:publisher.A1084" table:on-update-keep-styles="true" table:on-update-keep-size="false"/>
        <table:database-range table:name="__Anonymous_Sheet_DB__0" table:target-range-address="list.B2:list.L36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7:23:23.4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27T17:30:27.398000000</dc:date>
    <meta:editing-duration>P3DT10H9M3S</meta:editing-duration>
    <meta:editing-cycles>1374</meta:editing-cycles>
    <meta:document-statistic meta:table-count="4" meta:cell-count="504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